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T1" style:family="text">
      <style:text-properties officeooo:rsid="001ad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ervice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}</text:p>
      <text:p text:style-name="P1"/>
      <text:p text:style-name="P1"/>
      <text:p text:style-name="P1"/>
      <text:p text:style-name="P1">myC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1"><text:tab/><text:span text:style-name="T1">}</text:span></text:p>
      <text:p text:style-name="P1"><text:tab/>...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7-11-02T10:58:18.949177491</dc:date>
    <meta:editing-duration>PT9M26S</meta:editing-duration>
    <meta:editing-cycles>1</meta:editing-cycles>
    <meta:document-statistic meta:table-count="0" meta:image-count="0" meta:object-count="0" meta:page-count="1" meta:paragraph-count="40" meta:word-count="66" meta:character-count="386" meta:non-whitespace-character-count="301"/>
    <meta:generator>LibreOffice/4.2.8.2$Linux_X86_64 LibreOffice_project/420m0$Build-2</meta:generator>
  </office:meta>
</office:document-meta>
</file>